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Contains.setResource( String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ntains.vali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Contains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ntains.setRefid( String re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ntains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ntains.setSubstring( String sub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ntains.eva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sourceContains.setCasesensitive( boolean 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Contains.resolveRefi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